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start" fo:margin-left="0in"/>
    </style:style>
    <style:style style:name="ce11" style:family="table-cell" style:parent-style-name="Default" style:data-style-name="N117"/>
    <style:style style:name="ce12"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10"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10"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10"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10"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10" office:value-type="string">
            <text:p>Yes</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10"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1"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2"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2"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3"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3"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3"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3"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3"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3"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3"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3"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3"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3"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3"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3"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3"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3"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3"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3"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3"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3"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3"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3"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3"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3"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3"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1"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0"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1"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0"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0"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0"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0"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0"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0"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0"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0"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0"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0"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0"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0"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0"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0"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0"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0"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0"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0"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0"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10"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10"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10"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10"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10"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10"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10"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10"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10"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10"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10"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10"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10"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 Main Menu</text:p>
          </table:table-cell>
          <table:table-cell table:style-name="ce8"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Inventory Menu</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Equipment Menu</text:p>
          </table:table-cell>
          <table:table-cell table:style-name="ce8"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Fixture Menu</text:p>
          </table:table-cell>
          <table:table-cell table:style-name="ce8"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 Save Menu</text:p>
          </table:table-cell>
          <table:table-cell table:style-name="ce8" table:number-columns-repeated="1019"/>
          <table:table-cell/>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leeping at an Inn</text:p>
          </table:table-cell>
          <table:table-cell table:style-name="ce8"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0">03/10/2018</text:date>, <text:time>17:00: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3-10T17:00:25.85</dc:date>
    <dc:creator>Seab Dinch</dc:creator>
    <meta:editing-duration>P70DT1H27M56S</meta:editing-duration>
    <meta:editing-cycles>1055</meta:editing-cycles>
    <meta:document-statistic meta:table-count="1" meta:cell-count="5713" meta:object-count="0"/>
  </office:meta>
</office:document-meta>
</file>